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831" officeooo:paragraph-rsid="00037831"/>
    </style:style>
    <style:style style:name="P2" style:family="paragraph" style:parent-style-name="Standard">
      <style:text-properties officeooo:rsid="000592a3" officeooo:paragraph-rsid="000592a3"/>
    </style:style>
    <style:style style:name="P3" style:family="paragraph" style:parent-style-name="Standard">
      <style:text-properties officeooo:rsid="0006a38e" officeooo:paragraph-rsid="0006a38e"/>
    </style:style>
    <style:style style:name="P4" style:family="paragraph" style:parent-style-name="Standard">
      <style:text-properties officeooo:rsid="000734b1" officeooo:paragraph-rsid="000734b1"/>
    </style:style>
    <style:style style:name="P5" style:family="paragraph" style:parent-style-name="Standard">
      <style:text-properties officeooo:rsid="000777c8" officeooo:paragraph-rsid="000777c8"/>
    </style:style>
    <style:style style:name="P6" style:family="paragraph" style:parent-style-name="Standard">
      <style:text-properties officeooo:rsid="0008a1ec" officeooo:paragraph-rsid="0008a1ec"/>
    </style:style>
    <style:style style:name="P7" style:family="paragraph" style:parent-style-name="Standard">
      <style:text-properties officeooo:rsid="0009fd5f" officeooo:paragraph-rsid="0009fd5f"/>
    </style:style>
    <style:style style:name="P8" style:family="paragraph" style:parent-style-name="Standard">
      <style:text-properties officeooo:rsid="000b694c" officeooo:paragraph-rsid="000b694c"/>
    </style:style>
    <style:style style:name="P9" style:family="paragraph" style:parent-style-name="Standard">
      <style:text-properties officeooo:paragraph-rsid="000b694c"/>
    </style:style>
    <style:style style:name="P10" style:family="paragraph" style:parent-style-name="Standard">
      <style:text-properties officeooo:rsid="000777c8" officeooo:paragraph-rsid="000777c8"/>
    </style:style>
    <style:style style:name="P11" style:family="paragraph" style:parent-style-name="Standard">
      <style:text-properties officeooo:rsid="000ed784" officeooo:paragraph-rsid="000ed784"/>
    </style:style>
    <style:style style:name="P12" style:family="paragraph" style:parent-style-name="Standard">
      <style:text-properties officeooo:paragraph-rsid="000ed784"/>
    </style:style>
    <style:style style:name="T1" style:family="text">
      <style:text-properties officeooo:rsid="0008a1ec"/>
    </style:style>
    <style:style style:name="T2" style:family="text">
      <style:text-properties officeooo:rsid="000b694c"/>
    </style:style>
    <style:style style:name="T3" style:family="text">
      <style:text-properties officeooo:rsid="000cdc09"/>
    </style:style>
    <style:style style:name="T4" style:family="text">
      <style:text-properties officeooo:rsid="000ed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ros2 topic list : <text:span text:style-name="T2">list all topic avaible</text:span></text:p>
      <text:p text:style-name="P9">ros2 topic <text:span text:style-name="T2">echo /topic_name : show data on /topic_name topic</text:span> </text:p>
      <text:p text:style-name="P8">rviz2 : open rviz</text:p>
      <text:p text:style-name="P8"/>
      <text:p text:style-name="P1"/>
      <text:p text:style-name="P1"/>
      <text:p text:style-name="P1">1- after install ros humble by following the official link you need to install colcon tools that will allow you to compile your ros workspace </text:p>
      <text:p text:style-name="P1">- in terminal type “sudo apt install python3-colcon-common-extensions”</text:p>
      <text:p text:style-name="P1">source colcon bash on .bashrc to allow it to run automaticly after open any terminal to do it </text:p>
      <text:p text:style-name="P1">navigate on colcon folder and found colcon bash file like “cd /usr/share/colcon_argcomplete/hook” you will see “colcon-argcomplete.bash ” to add it on .bashrc in terminal run “gedit ~/.bashrc” in the bottom of file add “source /usr/share/colcon_argcomplete/hook/colcon-argcomplete.bash”</text:p>
      <text:p text:style-name="P1"/>
      <text:p text:style-name="P2">after that source .bashrc like source ~/.bashrc</text:p>
      <text:p text:style-name="P2"/>
      <text:p text:style-name="P3">2 – create workspace</text:p>
      <text:p text:style-name="P3"><text:tab/>in home directory</text:p>
      <text:p text:style-name="P3"><text:tab/>mkdir ros2_ws</text:p>
      <text:p text:style-name="P3"><text:tab/>cd ros2_ws</text:p>
      <text:p text:style-name="P3"><text:tab/>mkdir src</text:p>
      <text:p text:style-name="P3"><text:tab/>colcon build</text:p>
      <text:p text:style-name="P4">also add bash file of our workspace in .bashr rc to source it automaticly like</text:p>
      <text:p text:style-name="P4"><text:tab/>gedit ~/.bashrc</text:p>
      <text:p text:style-name="P4"><text:tab/>in bottom of file add : source ~/ros2_ws/install/setup.bash</text:p>
      <text:p text:style-name="P4"><text:tab/>open new terminal and source .bashrc like source .bashrc</text:p>
      <text:p text:style-name="P4"/>
      <text:p text:style-name="P5"><text:span text:style-name="T1">pakage management </text:span>:</text:p>
      <text:p text:style-name="P5"/>
      <text:p text:style-name="P6">1- to get cam image a<text:span text:style-name="T3">n</text:span>d pubilsh it I use “<text:a xlink:type="simple" xlink:href="https://github.com/ros-drivers/usb_cam" text:style-name="Internet_20_link" text:visited-style-name="Visited_20_Internet_20_Link">https://github.com/ros-drivers/usb_cam</text:a>” to download and set up pakage </text:p>
      <text:p text:style-name="P6"/>
      <text:p text:style-name="P6">pakage name : usb_cam </text:p>
      <text:p text:style-name="P7">to run it : ros2 run usb_cam usb_cam_node_exe --ros-args –params-file ~/ros2_ws/src/usb_cam/config/params_1.yaml</text:p>
      <text:p text:style-name="P7"/>
      <text:p text:style-name="P7">to see result you can run rviz2 or run ros2 run usb_cam show_image.py</text:p>
      <text:p text:style-name="P7"/>
      <text:p text:style-name="P7">follow set up instruction on website and don’t forget to source bash file evry time you open new terminal and want to use pakage or add it .bashrc.</text:p>
      <text:p text:style-name="P5"><text:tab/></text:p>
      <text:p text:style-name="P5"/>
      <text:p text:style-name="P12"><text:span text:style-name="T4">- to install IntelRealSense /</text:span>realsense-ros <text:s/><text:span text:style-name="T4">pakage:</text:span></text:p>
      <text:p text:style-name="P12"><text:tab/>- <text:a xlink:type="simple" xlink:href="https://github.com/IntelRealSense/realsense-ros" text:style-name="Internet_20_link" text:visited-style-name="Visited_20_Internet_20_Link">https://github.com/IntelRealSense/realsense-ros</text:a></text:p>
      <text:p text:style-name="P12"><text:tab/>- <text:span text:style-name="T4">choose option one to install realsence sdk</text:span></text:p>
      <text:p text:style-name="P12"><text:tab/>- <text:span text:style-name="T4">after that clone pakge on src folder and colcon build it but I get error, to solve it I follow the step bellow</text:span></text:p>
      <text:p text:style-name="P11">-sudo apt-get update</text:p>
      <text:p text:style-name="P11">-sudo apt-get install ros-humble-diagnostic-updater</text:p>
      <text:p text:style-name="P11">-export CMAKE_PREFIX_PATH=/opt/ros/humble:$CMAKE_PREFIX_PATH</text:p>
      <text:p text:style-name="P11"><text:soft-page-break/>-export diagnostic_updater_DIR=/opt/ros/humble/share/diagnostic_updater</text:p>
      <text:p text:style-name="P11">- and rebuild colcon bui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08:29.527201432</meta:creation-date>
    <dc:date>2025-03-24T15:50:37.509348804</dc:date>
    <meta:editing-duration>PT28M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96" meta:character-count="2023" meta:non-whitespace-character-count="1742"/>
  </office:meta>
</office:document-meta>
</file>